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officeooo:rsid="00036a7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char" draw:z-index="0" draw:style-name="gr1" draw:text-style-name="P1" svg:x1="-0.4819in" svg:y1="0.6846in" svg:x2="-0.0276in" svg:y2="0.6846in"><text:p/></draw:line> <text:bookmark-start text:name="Mark"/><text:span text:style-name="T1">&lt;Mark&gt;</text:span><text:bookmark-end text:name="Mar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úš Kukan</meta:initial-creator>
    <meta:creation-date>2014-12-10T12:09:08.500197016</meta:creation-date>
    <dc:date>2014-12-10T12:13:05.163406498</dc:date>
    <dc:creator>Matúš Kukan</dc:creator>
    <meta:editing-duration>PT3M18S</meta:editing-duration>
    <meta:editing-cycles>3</meta:editing-cycles>
    <meta:generator>LibreOffice/4.2.10.20$Linux_x86 LibreOffice_project/62f144ef3b4e9e5d8cd9b624f86ff823380d425b</meta:generator>
    <meta:document-statistic meta:table-count="0" meta:image-count="0" meta:object-count="0" meta:page-count="1" meta:paragraph-count="1" meta:word-count="1" meta:character-count="7" meta:non-whitespace-character-count="6"/>
  </office:meta>
</office:document-meta>
</file>